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ObjectReplacements/Object 2"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2">
      <style:paragraph-properties fo:margin-top="0in" fo:margin-bottom="0in" style:contextual-spacing="false"/>
    </style:style>
    <style:style style:name="P6" style:family="paragraph" style:parent-style-name="Text_20_body">
      <style:paragraph-properties fo:margin-left="0.0161in" fo:margin-right="0.0161in" fo:margin-top="0in" fo:margin-bottom="0.0161in" style:contextual-spacing="false" fo:text-indent="0in" style:auto-text-indent="false"/>
    </style:style>
    <style:style style:name="P7" style:family="paragraph" style:parent-style-name="Text_20_body" style:list-style-name="L5"/>
    <style:style style:name="P8" style:family="paragraph" style:parent-style-name="Text_20_body" style:list-style-name="L5">
      <style:paragraph-properties fo:margin-top="0in" fo:margin-bottom="0in" style:contextual-spacing="false"/>
    </style:style>
    <style:style style:name="P9" style:family="paragraph" style:parent-style-name="Text_20_body">
      <style:text-properties officeooo:paragraph-rsid="001e466c"/>
    </style:style>
    <style:style style:name="P10" style:family="paragraph" style:parent-style-name="Text_20_body" style:list-style-name="L6">
      <style:paragraph-properties fo:margin-left="0in" fo:margin-right="0in" fo:text-indent="0in" style:auto-text-indent="false"/>
    </style:style>
    <style:style style:name="P11" style:family="paragraph" style:parent-style-name="Text_20_body" style:list-style-name="L7">
      <style:paragraph-properties fo:margin-left="0in" fo:margin-right="0in" fo:margin-top="0in" fo:margin-bottom="0in" style:contextual-spacing="false" fo:text-indent="0in" style:auto-text-indent="false"/>
    </style:style>
    <style:style style:name="P12" style:family="paragraph" style:parent-style-name="Text_20_body" style:list-style-name="L8">
      <style:paragraph-properties fo:margin-top="0in" fo:margin-bottom="0in" style:contextual-spacing="false"/>
    </style:style>
    <style:style style:name="P13" style:family="paragraph" style:parent-style-name="Text_20_body" style:list-style-name="L9">
      <style:paragraph-properties fo:margin-top="0in" fo:margin-bottom="0in" style:contextual-spacing="false"/>
    </style:style>
    <style:style style:name="P14" style:family="paragraph" style:parent-style-name="Text_20_body" style:list-style-name="L10">
      <style:paragraph-properties fo:margin-top="0in" fo:margin-bottom="0in" style:contextual-spacing="false"/>
    </style:style>
    <style:style style:name="P15" style:family="paragraph" style:parent-style-name="Text_20_body" style:list-style-name="L11">
      <style:paragraph-properties fo:margin-top="0in" fo:margin-bottom="0in" style:contextual-spacing="false"/>
    </style:style>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3">
      <style:paragraph-properties fo:margin-top="0in" fo:margin-bottom="0in" style:contextual-spacing="false"/>
    </style:style>
    <style:style style:name="P19" style:family="paragraph" style:parent-style-name="Text_20_body" style:list-style-name="L14"/>
    <style:style style:name="P20" style:family="paragraph" style:parent-style-name="Text_20_body" style:list-style-name="L14">
      <style:paragraph-properties fo:margin-top="0in" fo:margin-bottom="0in" style:contextual-spacing="false"/>
    </style:style>
    <style:style style:name="P21" style:family="paragraph" style:parent-style-name="Text_20_body" style:list-style-name="L15"/>
    <style:style style:name="P22" style:family="paragraph" style:parent-style-name="Text_20_body" style:list-style-name="L15">
      <style:paragraph-properties fo:margin-top="0in" fo:margin-bottom="0in" style:contextual-spacing="false"/>
    </style:style>
    <style:style style:name="P23" style:family="paragraph" style:parent-style-name="Text_20_body" style:list-style-name="L16"/>
    <style:style style:name="P24" style:family="paragraph" style:parent-style-name="Text_20_body" style:list-style-name="L16">
      <style:paragraph-properties fo:margin-top="0in" fo:margin-bottom="0in" style:contextual-spacing="false"/>
    </style:style>
    <style:style style:name="P25" style:family="paragraph" style:parent-style-name="Text_20_body" style:list-style-name="L17">
      <style:paragraph-properties fo:margin-top="0in" fo:margin-bottom="0in" style:contextual-spacing="false"/>
    </style:style>
    <style:style style:name="P26" style:family="paragraph" style:parent-style-name="Text_20_body" style:list-style-name="L17">
      <style:paragraph-properties fo:margin-left="0in" fo:margin-right="0in" fo:text-indent="0in" style:auto-text-indent="false"/>
    </style:style>
    <style:style style:name="P27" style:family="paragraph" style:parent-style-name="Text_20_body" style:list-style-name="L18"/>
    <style:style style:name="P28" style:family="paragraph" style:parent-style-name="Text_20_body" style:list-style-name="L18">
      <style:paragraph-properties fo:margin-left="0in" fo:margin-right="0in" fo:margin-top="0in" fo:margin-bottom="0in" style:contextual-spacing="false" fo:text-indent="0in" style:auto-text-indent="false"/>
    </style:style>
    <style:style style:name="P29" style:family="paragraph" style:parent-style-name="Text_20_body" style:list-style-name="L19"/>
    <style:style style:name="P30" style:family="paragraph" style:parent-style-name="Text_20_body" style:list-style-name="L19">
      <style:paragraph-properties fo:margin-top="0in" fo:margin-bottom="0in" style:contextual-spacing="false"/>
    </style:style>
    <style:style style:name="P31" style:family="paragraph" style:parent-style-name="Text_20_body" style:list-style-name="L20"/>
    <style:style style:name="P32" style:family="paragraph" style:parent-style-name="Text_20_body" style:list-style-name="L20">
      <style:paragraph-properties fo:margin-top="0in" fo:margin-bottom="0in" style:contextual-spacing="false"/>
    </style:style>
    <style:style style:name="P33" style:family="paragraph" style:parent-style-name="Text_20_body" style:list-style-name="L21"/>
    <style:style style:name="P34" style:family="paragraph" style:parent-style-name="Text_20_body" style:list-style-name="L21">
      <style:paragraph-properties fo:margin-top="0in" fo:margin-bottom="0in" style:contextual-spacing="false"/>
    </style:style>
    <style:style style:name="P35" style:family="paragraph" style:parent-style-name="Text_20_body" style:list-style-name="L22"/>
    <style:style style:name="P36" style:family="paragraph" style:parent-style-name="Text_20_body" style:list-style-name="L22">
      <style:paragraph-properties fo:margin-top="0in" fo:margin-bottom="0in" style:contextual-spacing="false"/>
    </style:style>
    <style:style style:name="T1" style:family="text">
      <style:text-properties officeooo:rsid="001e466c"/>
    </style:style>
    <style:style style:name="T2" style:family="text">
      <style:text-properties style:text-line-through-style="none" style:text-line-through-type="none" style:font-name="inherit" style:text-underline-style="solid" style:text-underline-width="auto" style:text-underline-color="font-color" style:text-blinking="false" loext:padding="0in" loext:border="none"/>
    </style:style>
    <style:style style:name="T3" style:family="text">
      <style:text-properties style:text-line-through-style="none" style:text-line-through-type="none" style:text-underline-style="none" style:text-blinking="false" loext:padding="0in" loext:border="none"/>
    </style:style>
    <style:style style:name="fr1" style:family="graphic" style:parent-style-name="OLE">
      <style:graphic-properties fo:margin-left="0in" fo:margin-right="0in" fo:margin-top="0in" fo:margin-bottom="0in" style:vertical-pos="top" style:vertical-rel="baseline" fo:padding="0in" fo:border="none" draw:frame-display-scrollbar="false" draw:frame-display-border="false" draw:frame-margin-horizontal="0px" draw:frame-margin-vertical="0px" draw:ole-draw-aspect="1"/>
    </style:style>
    <style:style style:name="fr2"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ragraph" fo:padding="0in" fo:border="none" draw:frame-display-scrollbar="false" draw:frame-display-border="false" draw:frame-margin-horizontal="0px" draw:frame-margin-vertical="0px"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Object2" text:anchor-type="page" text:anchor-page-number="1" svg:x="0in" svg:y="0in" svg:width="6.25in" svg:height="0.0161in" draw:z-index="0">
        <draw:floating-frame xlink:href="https://googleads.g.doubleclick.net/pagead/ads?gdpr=1&amp;us_privacy=1---&amp;gdpr_consent=CQPCDAAQPCDAAEsACBENBjFoAP_gAEPgAB5QINJD7C7FbSFCwD5zaLsAMAhHRsAAQoQAAASBAmABQAKQIAQCgkAYFASgBAACAAAAICRBIQIECAAAAUAAQAAAAAAEAAAAAAAIIAAAgAEAAAAIAAACAIAAEAAIAAAAEAAAmAgAAIIACAAAgAAAAAAAAAAAAAAAAACAAAAAAAAAAAAAAAAAAQNVSD2F2K2kKFkHCmwXYAYBCujYAAhQgAAAkCBMACgAUgQAgFJIAgCIFAAAAAAAAAQEiCQAAQABAAAIACgAAAAAAIAAAAAAAQQAABAAIAAAAAAAAEAQAAIAAQAAAAIAABEhAAAQQAEAAAAAAAQAAA&amp;addtl_consent=2~70.89.93.108.122.149.184.196.236.259.311.313.314.323.358.415.442.486.494.495.540.574.609.864.981.1029.1048.1051.1095.1097.1126.1205.1276.1301.1365.1415.1449.1514.1570.1577.1598.1651.1716.1735.1753.1765.1870.1878.1889.1958.1960.2072.2253.2299.2373.2415.2506.2526.2531.2568.2571.2575.2624.2677.2778~dv.&amp;gpp_sid=-1&amp;client=ca-pub-7465450071579376&amp;output=html&amp;h=280&amp;slotname=9006928655&amp;adk=1207052102&amp;adf=2337939624&amp;pi=t.ma~as.9006928655&amp;w=1200&amp;abgtt=9&amp;fwrn=4&amp;fwrnh=100&amp;lmt=1743257292&amp;rafmt=1&amp;format=1200x280&amp;url=https%3A%2F%2Fketo123.org%2Flow-carb-savory-ham-and-cheese-cake-2%2F&amp;host=ca-pub-7465450071579376&amp;fwr=0&amp;rpe=1&amp;resp_fmts=3&amp;wgl=1&amp;dt=1743257291794&amp;bpp=3&amp;bdt=243&amp;idt=442&amp;shv=r20250327&amp;mjsv=m202503250101&amp;ptt=9&amp;saldr=aa&amp;abxe=1&amp;cookie=ID%3Dff71f03c6217fd35%3AT%3D1743256943%3ART%3D1743257249%3AS%3DALNI_MaeGs7ExDQ571ywWIlp1R7r_8JEsA&amp;gpic=UID%3D000010754cc0dbc4%3AT%3D1743256943%3ART%3D1743257249%3AS%3DALNI_MaB5YNf7wpXFjoD-4cxSXb0qypP4A&amp;eo_id_str=ID%3D2701fdd2278306eb%3AT%3D1743256943%3ART%3D1743257249%3AS%3DAA-AfjaLbIHDUpbuRVmjCipCkZCJ&amp;prev_fmts=0x0%2C1200x280&amp;nras=1&amp;correlator=6730925007259&amp;frm=20&amp;pv=1&amp;u_tz=60&amp;u_his=10&amp;u_h=1137&amp;u_w=2021&amp;u_ah=1137&amp;u_aw=2021&amp;u_cd=24&amp;u_sd=2&amp;adx=354&amp;ady=2648&amp;biw=2021&amp;bih=1009&amp;scr_x=0&amp;scr_y=0&amp;eid=31091181%2C95344789%2C95356499%2C95356505%2C95357032%2C31090357%2C95355301%2C95356928&amp;oid=2&amp;pvsid=4297528634274799&amp;tmod=914693701&amp;uas=0&amp;nvt=1&amp;ref=https%3A%2F%2Fketo123.org%2Fcategory%2Fketo%2Fpage%2F3%2F&amp;fc=1920&amp;brdim=0%2C0%2C0%2C0%2C2021%2C0%2C2021%2C1093%2C2021%2C1009&amp;vis=1&amp;rsz=%7C%7CEebr%7C&amp;abl=CS&amp;pfx=0&amp;cms=2&amp;fu=128&amp;bc=31&amp;bz=1&amp;pgls=CAEaBTYuNy4y&amp;ifi=3&amp;uci=a!3&amp;btvi=2&amp;fsb=1&amp;dtd=550" xlink:type="simple" xlink:show="embed" xlink:actuate="onLoad" draw:frame-name="aswift_2"/>
      </draw:frame>
      <text:h text:style-name="Heading_20_1" text:outline-level="1">Sausage Green Bean Potato Casserole</text:h>
      <text:h text:style-name="Heading_20_3" text:outline-level="3"><text:span text:style-name="T1">I</text:span>ngredients</text:h>
      <text:list text:style-name="L1">
        <text:list-item>
          <text:p text:style-name="P2">▢1½ pounds Kielbasa or smoked sausage sliced into ¼-inch pieces </text:p>
        </text:list-item>
        <text:list-item>
          <text:p text:style-name="P2">▢2 pounds baby creamer potatoes thoroughly washed and halved </text:p>
        </text:list-item>
        <text:list-item>
          <text:p text:style-name="P2">▢Two 15-ounce cans of green beans drained </text:p>
        </text:list-item>
        <text:list-item>
          <text:p text:style-name="P2">▢⅛ cup of vegetable oil </text:p>
        </text:list-item>
        <text:list-item>
          <text:p text:style-name="P2">▢¼ cup of butter </text:p>
        </text:list-item>
        <text:list-item>
          <text:p text:style-name="P2">▢1 cup of onions finely chopped </text:p>
        </text:list-item>
        <text:list-item>
          <text:p text:style-name="P2">▢3 cloves of garlic minced </text:p>
        </text:list-item>
        <text:list-item>
          <text:p text:style-name="P2">▢1 teaspoon of Slap Ya Mama® seasoning </text:p>
        </text:list-item>
        <text:list-item>
          <text:p text:style-name="P2">▢1 teaspoon of garlic powder </text:p>
        </text:list-item>
        <text:list-item>
          <text:p text:style-name="P2">▢1 teaspoon of black pepper </text:p>
        </text:list-item>
        <text:list-item>
          <text:p text:style-name="P2">▢½ teaspoon of red pepper flakes </text:p>
        </text:list-item>
        <text:list-item>
          <text:p text:style-name="P1">▢¼ cup of water </text:p>
        </text:list-item>
      </text:list>
      <text:h text:style-name="Heading_20_3" text:outline-level="3">Instructions</text:h>
      <text:list text:style-name="L2">
        <text:list-item>
          <text:p text:style-name="P5"><text:bookmark text:name="wprm-recipe-8171-step-0-0"/>Begin by preheating the oven to 400°F (204°C). Prepare a 9×13 inch baking dish by coating it evenly with non-stick cooking spray.</text:p>
        </text:list-item>
        <text:list-item>
          <text:p text:style-name="P5"><text:bookmark text:name="wprm-recipe-8171-step-0-1"/>Proceed to wash the baby creamer potatoes thoroughly. Once cleaned, slice each potato in half and place them into a sealable gallon-sized bag.</text:p>
        </text:list-item>
        <text:list-item>
          <text:p text:style-name="P5"><text:bookmark text:name="wprm-recipe-8171-step-0-2"/>Add the vegetable oil, Slap Ya Mama® seasoning, black pepper, and red pepper flakes to the bag containing the potatoes. Seal the bag securely and shake vigorously to ensure an even coating of the seasoning on the potatoes.</text:p>
        </text:list-item>
        <text:list-item>
          <text:p text:style-name="P5"><text:bookmark text:name="wprm-recipe-8171-step-0-3"/>In a large frying pan, place the sliced sausage and add ¼ cup of water. Cook over medium-high heat. Continue cooking until the sausages have achieved a browned exterior and most of the water has evaporated.</text:p>
        </text:list-item>
        <text:list-item>
          <text:p text:style-name="P5"><text:bookmark text:name="wprm-recipe-8171-step-0-4"/>Once the sausage is cooked and has cooled down sufficiently, add it to the bag with the seasoned potatoes.</text:p>
        </text:list-item>
        <text:list-item>
          <text:p text:style-name="P5"><text:bookmark text:name="wprm-recipe-8171-step-0-5"/>Using the same frying pan, melt the butter. Add the chopped onions and minced garlic to the pan. Sauté until the onions become translucent and fragrant.</text:p>
        </text:list-item>
        <text:list-item>
          <text:p text:style-name="P5"><text:bookmark text:name="wprm-recipe-8171-step-0-6"/>Allow the onion and garlic mixture to cool for a few minutes. Once it has cooled to a manageable temperature, add it to the bag containing the potatoes and sausage. Seal the bag and shake well to combine all the ingredients.</text:p>
        </text:list-item>
        <text:list-item>
          <text:p text:style-name="P4"><text:bookmark text:name="wprm-recipe-8171-step-0-7"/>The final step before baking involves adding the drained green beans to the bag. Once again, seal the bag and shake to ensure a thorough mix of all ingredients.</text:p>
        </text:list-item>
      </text:list>
      <text:p text:style-name="Text_20_body"> <text:bookmark text:name="wprm-recipe-8171-step-0-8"/><text:bookmark text:name="wprm-recipe-8171-step-0-1 Copy 1"/>Transfer the contents of the bag into the prepared baking dish. Cover the dish with aluminum foil.<text:bookmark text:name="wprm-recipe-8171-step-0-9"/>Place the covered dish in the preheated oven. Bake for 40 minutes, or until the potatoes are tender.<text:bookmark text:name="wprm-recipe-8171-step-0-10"/>Once cooking is complete, carefully remove the baking dish from the oven. The Sausage Green Bean Potato Casserole is now ready to be served.</text:p>
      <text:p text:style-name="Text_20_body"><text:soft-page-break/></text:p>
      <text:h text:style-name="Heading_20_1" text:outline-level="1">Low-Carb Savory Ham and Cheese Cake </text:h>
      <text:p text:style-name="P9"><text:span text:style-name="Strong_20_Emphasis">Ingredients:</text:span></text:p>
      <text:p text:style-name="P9">3 eggs </text:p>
      <text:p text:style-name="P9">3/4 cup unsweetened almond milk or coconut milk (170 ml) </text:p>
      <text:p text:style-name="P9">1/2 cup vegetable oil (120 ml) (you can use olive oil or melted coconut oil) </text:p>
      <text:p text:style-name="P9">2 1/2 cups almond flour or coconut flour (300 g) </text:p>
      <text:p text:style-name="P9">1 1/2 tablespoons baking powder (16 g) </text:p>
      <text:p text:style-name="P9">1/4 cup grated Parmesan cheese (40 g) </text:p>
      <text:p text:style-name="P9">Salt and pepper to taste </text:p>
      <text:p text:style-name="P9">5.3 ounces diced ham (150 g)</text:p>
      <text:p text:style-name="P9">5.3 ounces sliced salami (150 g) (ensure it’s low-carb and sugar-free)</text:p>
      <text:p text:style-name="P9">5.3 ounces shredded cheese (150 g) (choose a low-carb cheese variety) </text:p>
      <text:p text:style-name="Text_20_body"><text:span text:style-name="Strong_20_Emphasis">Instructions:</text:span><draw:frame draw:style-name="fr1" draw:name="Object3" text:anchor-type="as-char" svg:width="4.9016in" svg:height="0.0161in" draw:z-index="1"><draw:floating-frame xlink:href="https://googleads.g.doubleclick.net/pagead/ads?gdpr=0&amp;us_privacy=1---&amp;gpp_sid=-1&amp;client=ca-pub-5308876240501368&amp;output=html&amp;h=280&amp;adk=3279357716&amp;adf=3927068584&amp;w=941&amp;abgtt=6&amp;fwrn=4&amp;fwrnh=100&amp;lmt=1743195593&amp;num_ads=1&amp;rafmt=1&amp;armr=3&amp;sem=mc&amp;pwprc=3769061437&amp;ad_type=text_image&amp;format=941x280&amp;url=https%3A%2F%2Fketosisguide.us%2Flow-carb-savory-ham-and-cheese-cake%2F&amp;fwr=0&amp;pra=3&amp;rh=200&amp;rw=940&amp;rpe=1&amp;resp_fmts=3&amp;wgl=1&amp;fa=27&amp;uach=WyJXaW5kb3dzIiwiMTkuMC4wIiwieDg2IiwiIiwiMTM0LjAuNjk5OC4xNjYiLG51bGwsMCxudWxsLCI2NCIsW1siQ2hyb21pdW0iLCIxMzQuMC42OTk4LjE2NiJdLFsiTm90OkEtQnJhbmQiLCIyNC4wLjAuMCJdLFsiR29vZ2xlIENocm9tZSIsIjEzNC4wLjY5OTguMTY2Il1dLDBd&amp;dt=1743195477478&amp;bpp=3&amp;bdt=4514&amp;idt=3&amp;shv=r20250327&amp;mjsv=m202503250101&amp;ptt=9&amp;saldr=aa&amp;abxe=1&amp;cookie=ID%3Da4ae811453efd097%3AT%3D1729001190%3ART%3D1743195446%3AS%3DALNI_MYgMNKvpTcvimqRdZxHjZwbYhBXeg&amp;gpic=UID%3D00000f3eecbf6b89%3AT%3D1729001190%3ART%3D1743195446%3AS%3DALNI_MZaZ_aYXyUxblRQW8DISQTC9p3z0A&amp;eo_id_str=ID%3D49ad89ce39d1426a%3AT%3D1738193115%3ART%3D1743195446%3AS%3DAA-AfjaNCTT7GdQPGjUaCmQo9cE8&amp;prev_fmts=0x0%2C941x280%2C941x280%2C941x280%2C282x600%2C282x600&amp;nras=2&amp;correlator=2268042109388&amp;frm=20&amp;pv=1&amp;u_tz=300&amp;u_his=3&amp;u_h=864&amp;u_w=1536&amp;u_ah=816&amp;u_aw=1536&amp;u_cd=24&amp;u_sd=1.25&amp;dmc=8&amp;adx=125&amp;ady=2500&amp;biw=1521&amp;bih=730&amp;scr_x=0&amp;scr_y=0&amp;eid=95354562%2C95355310%2C95356500%2C95356504%2C31090358%2C95355301%2C95355964%2C95356928&amp;oid=2&amp;pvsid=2077634034460536&amp;tmod=1412627605&amp;uas=0&amp;nvt=1&amp;fc=1408&amp;brdim=0%2C0%2C0%2C0%2C1536%2C0%2C1536%2C816%2C1536%2C730&amp;vis=1&amp;rsz=%7C%7Cs%7C&amp;abl=NS&amp;fu=128&amp;bc=31&amp;bz=1&amp;td=1&amp;tdf=2&amp;psd=W251bGwsW251bGwsbnVsbCxudWxsLCJkZXByZWNhdGVkX2thbm9uIl0sbnVsbCwzXQ..&amp;nt=1&amp;pgls=CAEaBTYuNy4y&amp;ifi=9&amp;uci=a!9&amp;btvi=4&amp;fsb=1&amp;dtd=M" xlink:type="simple" xlink:show="embed" xlink:actuate="onLoad" draw:frame-name="aswift_8"/></draw:frame></text:p>
      <text:list text:style-name="L5">
        <text:list-item>
          <text:p text:style-name="P8">Preheat your oven to 350°F (180°C) and prepare a 9 or 10-inch cake pan by greasing it or lining it with parchment paper. </text:p>
        </text:list-item>
        <text:list-item>
          <text:p text:style-name="P8">In a mixing bowl, whisk the eggs and season with salt and pepper. </text:p>
        </text:list-item>
        <text:list-item>
          <text:p text:style-name="P8">Add the unsweetened almond milk (or coconut milk) and vegetable oil to the eggs. Mix until well combined. </text:p>
        </text:list-item>
        <text:list-item>
          <text:p text:style-name="P8">Gradually add the almond flour (or coconut flour) and baking powder to the wet ingredients. Stir until the mixture is smooth and well mixed. </text:p>
        </text:list-item>
        <text:list-item>
          <text:p text:style-name="P8">Gently fold in the grated Parmesan cheese. </text:p>
        </text:list-item>
        <text:list-item>
          <text:p text:style-name="P8">Add the diced ham, sliced salami, and shredded cheese to the batter. Mix until the ingredients are evenly distributed throughout the batter. </text:p>
        </text:list-item>
        <text:list-item>
          <text:p text:style-name="P8">Pour the batter into the prepared cake pan and spread it evenly. </text:p>
        </text:list-item>
        <text:list-item>
          <text:p text:style-name="P8">Bake in the preheated oven for about 35 minutes or until the cake is firm and has a golden brown crust. You can check for doneness by inserting a toothpick into the center; it should come out clean when the cake is done. </text:p>
        </text:list-item>
        <text:list-item>
          <text:p text:style-name="P7">Remove the cake from the oven and allow it to cool slightly before slicing and serving. </text:p>
        </text:list-item>
      </text:list>
      <text:p text:style-name="Standard"/>
      <text:p text:style-name="Standard"/>
      <text:p text:style-name="Standard"/>
      <text:p text:style-name="Standard"/>
      <text:p text:style-name="Standard"/>
      <text:p text:style-name="Standard"/>
      <text:p text:style-name="Standard"><text:soft-page-break/></text:p>
      <text:h text:style-name="Heading_20_1" text:outline-level="1">Vegetable Cheese Pie</text:h>
      <text:p text:style-name="Text_20_body">Ingredients:</text:p>
      <text:p text:style-name="Text_20_body">3 – 4 large eggs<text:line-break/>1.5 tsp salt, pepper, chili, garlic, to taste.<text:line-break/>1 cup unsweetened almond milk (or any low-carb milk of your choice)<text:line-break/>Onion, tomato, spring onion, paprika, mushrooms, spinach, etc.<text:line-break/>1 cup shredded mozzarella cheese<text:line-break/>250g almond flour<text:line-break/>2 tsp baking powder<text:line-break/>1/2 cup melted butter or coconut oil<text:line-break/>2 large zucchinis, roughly grated and squeezed<text:line-break/>Grated mozzarella cheese for topping<text:line-break/>Nutritional Information (per serving, makes 8 servings):</text:p>
      <text:p text:style-name="Text_20_body"><text:line-break/>Directions:</text:p>
      <text:p text:style-name="Text_20_body">Preheat your oven to 400°F (200°C).</text:p>
      <text:p text:style-name="Text_20_body">In a large mixing bowl, beat the eggs and season with salt, pepper, chili, and garlic to taste.</text:p>
      <text:p text:style-name="Text_20_body">Add unsweetened almond milk, and stir well.</text:p>
      <text:p text:style-name="Text_20_body">Add in your choice of low-carb vegetables like onion, tomato, spring onion, paprika, mushrooms, and spinach. Mix well.</text:p>
      <text:p text:style-name="Text_20_body">Stir in 1 cup of shredded mozzarella cheese.</text:p>
      <text:p text:style-name="Text_20_body">In a separate bowl, combine almond flour and baking powder.</text:p>
      <text:p text:style-name="Text_20_body">Gradually add the dry mixture to the wet mixture, mixing well to create a batter.</text:p>
      <text:p text:style-name="Text_20_body">Stir in the melted butter or coconut oil.</text:p>
      <text:p text:style-name="Text_20_body">Add the grated and squeezed zucchinis to the batter.</text:p>
      <text:p text:style-name="Text_20_body">Pour the mixture into a greased baking dish.</text:p>
      <text:p text:style-name="Text_20_body">Top it with grated mozzarella cheese for an extra cheesy finish.</text:p>
      <text:p text:style-name="Text_20_body">Bake for 30 minutes or until the top is golden and the pie is set.</text:p>
      <text:p text:style-name="Text_20_body"/>
      <text:p text:style-name="Standard"/>
      <text:p text:style-name="Standard"/>
      <text:p text:style-name="Standard"/>
      <text:p text:style-name="Standard"/>
      <text:h text:style-name="Heading_20_1" text:outline-level="1"><text:soft-page-break/>Keto pizza perfect recipe with almond flour</text:h>
      <text:h text:style-name="Heading_20_3" text:outline-level="3">Ingridient for Keto PIZZA</text:h>
      <text:list text:style-name="L6">
        <text:list-item>
          <text:p text:style-name="P10">1 ½ Cups Plus 2/3 Cup Shredded Mozzarella. </text:p>
        </text:list-item>
      </text:list>
      <text:list text:style-name="L7">
        <text:list-item>
          <text:p text:style-name="P11"><text:a xlink:type="simple" xlink:href="https://keto123.org/keto-pizza-perfect-recipe-with-almond-flour/#" text:style-name="Internet_20_link" text:visited-style-name="Visited_20_Internet_20_Link"><text:span text:style-name="T3"> </text:span><text:span text:style-name="T2">Cheese</text:span></text:a>, divided </text:p>
        </text:list-item>
      </text:list>
      <text:list text:style-name="L8">
        <text:list-item>
          <text:p text:style-name="P12">2 Tablespoons Cream Cheese </text:p>
        </text:list-item>
      </text:list>
      <text:list text:style-name="L9">
        <text:list-item>
          <text:p text:style-name="P13">1 egg </text:p>
        </text:list-item>
      </text:list>
      <text:list text:style-name="L10">
        <text:list-item>
          <text:p text:style-name="P14">¾ Cup Super Fine Almond Flour </text:p>
        </text:list-item>
      </text:list>
      <text:list text:style-name="L11">
        <text:list-item>
          <text:p text:style-name="P15">¼ Cup Sugar Free Pizza Sauce </text:p>
        </text:list-item>
      </text:list>
      <text:list text:style-name="L12">
        <text:list-item>
          <text:p text:style-name="P16">Toppings of choice: pepperoni, olives, green bell peppers, mushrooms, fully cooked sausage, etc.</text:p>
        </text:list-item>
      </text:list>
      <text:p text:style-name="Text_20_body"><text:span text:style-name="Strong_20_Emphasis">INSTRUCTIONS:</text:span></text:p>
      <text:list text:style-name="L13">
        <text:list-item>
          <text:p text:style-name="P18">1)- Preheat the oven to 400F degrees. </text:p>
        </text:list-item>
        <text:list-item>
          <text:p text:style-name="P18">2)- Place 1 ½ cups shredded mozzarella cheese and 2 Tablespoons Cream Cheese into a large microwave safe bowl. </text:p>
        </text:list-item>
        <text:list-item>
          <text:p text:style-name="P18">3)- Microwave on high for 30 seconds. Stir well, then continue to microwave in 15 second increments, stirring between each increment, until the cheeses are completely melted. Stir until smooth. </text:p>
        </text:list-item>
        <text:list-item>
          <text:p text:style-name="P18">4)- Stir in the egg and almond flour. Combine the dough in the bowl with clean, oiled hands until all ingredients are very well incorporated and it forms a ball. The dough will be very sticky. (You can also use a food processor for this step). </text:p>
        </text:list-item>
        <text:list-item>
          <text:p text:style-name="P18">5)- Line a large baking sheet with parchment paper or a silicone baking mat. Place the dough in the center and use your hands to press it into a circle, approximately 10 inches across (or use a rolling pin to roll the dough between two pieces of parchment paper). </text:p>
        </text:list-item>
        <text:list-item>
          <text:p text:style-name="P18">6)- Using a fork, poke holes all across the crust. </text:p>
        </text:list-item>
        <text:list-item>
          <text:p text:style-name="P18">7)- Bake the pizza crust at 400F for 8 minutes, or until it just begins to brown slightly in spots. The crust may puff up while baking. Remove from the oven and set aside to cool for 5 minutes. </text:p>
        </text:list-item>
        <text:list-item>
          <text:p text:style-name="P18">8)- Spread the pizza sauce evenly over the cooked pizza crust, leaving a small border of crust around the edges without the sauce. </text:p>
        </text:list-item>
        <text:list-item>
          <text:p text:style-name="P18">9)- Sprinkle 1/3 cup of the shredded mozzarella cheese over the pizza sauce. Top with the pizza toppings of your choice. </text:p>
        </text:list-item>
        <text:list-item>
          <text:p text:style-name="P18">10)- Top the pizza with the remaining 1/3 cup of shredded mozzarella cheese. </text:p>
        </text:list-item>
        <text:list-item>
          <text:p text:style-name="P17">11)- Bake at 400F for 8 minutes, or until the cheese is melted. Cut into 8 slices and serve hot. </text:p>
        </text:list-item>
      </text:list>
      <text:p text:style-name="Text_20_body"/>
      <text:p text:style-name="Text_20_body"/>
      <text:p text:style-name="Text_20_body"/>
      <text:p text:style-name="Text_20_body"/>
      <text:p text:style-name="Text_20_body"/>
      <text:h text:style-name="Heading_20_1" text:outline-level="1"><text:soft-page-break/>Keto Rustic Campfire Beef and Potato Casserole</text:h>
      <text:p text:style-name="Standard"><text:span text:style-name="Strong_20_Emphasis">Ingredients :</text:span></text:p>
      <text:p text:style-name="Standard">– 1 lb Lean Ground Beef</text:p>
      <text:p text:style-name="Standard">– 1 Small Yellow Onion, diced</text:p>
      <text:p text:style-name="Standard">– 4 Medium Russet Potatoes, peeled and sliced</text:p>
      <text:p text:style-name="Standard">– 8 oz Cheddar Cheese, grated</text:p>
      <text:p text:style-name="Standard">– 1 10 oz Can Cream of Chicken Soup</text:p>
      <text:p text:style-name="Standard">– 1 10 oz Can Cream of Potato Soup</text:p>
      <text:p text:style-name="Standard">– 1 teaspoon Worcestershire Sauce</text:p>
      <text:p text:style-name="Standard">– ¼ Cup Milk</text:p>
      <text:p text:style-name="Standard">– 1 teaspoon Creole Seasoning</text:p>
      <text:p text:style-name="Standard">– ⅓ Cup Crispy French Fried Onions</text:p>
      <text:p text:style-name="Standard">– Salt and Pepper to taste</text:p>
      <text:p text:style-name="Standard"><text:span text:style-name="Strong_20_Emphasis">Directions:</text:span></text:p>
      <text:p text:style-name="Standard">1. Preheat the oven to 350°F.</text:p>
      <text:p text:style-name="Standard">2. In a 10\\” cast iron skillet (or small casserole dish), spread the ground beef evenly and season with salt and pepper.</text:p>
      <text:p text:style-name="Standard">3. Sprinkle diced onions over the beef.</text:p>
      <text:p text:style-name="Standard">4. Layer the sliced potatoes evenly on top.</text:p>
      <text:p text:style-name="Standard">5. Sprinkle grated cheese over the potatoes.</text:p>
      <text:p text:style-name="Standard">6. In a medium mixing bowl, whisk together the chicken soup, potato soup, Worcestershire sauce, milk, and Creole seasoning until well combined.</text:p>
      <text:p text:style-name="Standard">7. Pour the soup mixture over the cheese layer, trying to distribute it evenly.</text:p>
      <text:p text:style-name="Standard">8. Cover the skillet with aluminum foil and bake in the preheated oven for 1-½ hours.</text:p>
      <text:p text:style-name="Standard">9. Remove from the oven, take off the foil, and sprinkle the crispy fried onions over the top.</text:p>
      <text:p text:style-name="Standard">10. Place the skillet under a broiler for a few minutes to brown the onions.</text:p>
      <text:p text:style-name="Standard">11. Serve hot.</text:p>
      <text:h text:style-name="Heading_20_1" text:outline-level="1">PORK LO MEIN</text:h>
      <text:h text:style-name="Heading_20_3" text:outline-level="3"><text:span text:style-name="T1">I</text:span>ngredients</text:h>
      <text:list text:style-name="L14">
        <text:list-item>
          <text:p text:style-name="P20">Pork Marinade </text:p>
        </text:list-item>
        <text:list-item>
          <text:p text:style-name="P20">⅓ cup reduced-sodium soy sauce </text:p>
        </text:list-item>
        <text:list-item>
          <text:p text:style-name="P20">1 tablespoon rice vinegar </text:p>
        </text:list-item>
        <text:list-item>
          <text:p text:style-name="P20">1 teaspoon sesame oil </text:p>
        </text:list-item>
        <text:list-item>
          <text:p text:style-name="P20">1 ¼ -1 ½ lbs pork tenderloin sliced thin </text:p>
        </text:list-item>
        <text:list-item>
          <text:p text:style-name="P20">Lo Mein Sauce </text:p>
        </text:list-item>
        <text:list-item>
          <text:p text:style-name="P20">¼ cup low-sodium soy sauce </text:p>
        </text:list-item>
        <text:list-item>
          <text:p text:style-name="P20">1/2 teaspoon sesame oil </text:p>
        </text:list-item>
        <text:list-item>
          <text:p text:style-name="P20">2 teaspoons granulated sugar </text:p>
        </text:list-item>
        <text:list-item>
          <text:p text:style-name="P20">1 tablespoon Chinese cooking wine </text:p>
        </text:list-item>
        <text:list-item>
          <text:p text:style-name="P20">2 cloves minced garlic </text:p>
        </text:list-item>
        <text:list-item>
          <text:p text:style-name="P20">1 tablespoon grated ginger or ginger paste </text:p>
        </text:list-item>
        <text:list-item>
          <text:p text:style-name="P19">1 tablespoon cornstarch </text:p>
        </text:list-item>
      </text:list>
      <text:h text:style-name="Heading_20_4" text:outline-level="4"><text:soft-page-break/>Pork lo Mein</text:h>
      <text:list text:style-name="L15">
        <text:list-item>
          <text:list>
            <text:list-item>
              <text:p text:style-name="P22">2 tablespoons vegetable oil </text:p>
            </text:list-item>
            <text:list-item>
              <text:p text:style-name="P22">8 ounces Chinese Noodles or lo mein noodles </text:p>
            </text:list-item>
            <text:list-item>
              <text:p text:style-name="P22">1 medium onion diced </text:p>
            </text:list-item>
            <text:list-item>
              <text:p text:style-name="P22">2 medium carrots peeled and cut into matchsticks </text:p>
            </text:list-item>
            <text:list-item>
              <text:p text:style-name="P22">1 red bell pepper sliced into thin strips </text:p>
            </text:list-item>
            <text:list-item>
              <text:p text:style-name="P22">I ½ cups shredded green cabbage or napa cabbage </text:p>
            </text:list-item>
            <text:list-item>
              <text:p text:style-name="P21">4 green onions sliced thin</text:p>
            </text:list-item>
          </text:list>
        </text:list-item>
      </text:list>
      <text:h text:style-name="Heading_20_3" text:outline-level="3">Instructions</text:h>
      <text:list text:style-name="L16">
        <text:list-item>
          <text:p text:style-name="P24"><text:bookmark text:name="wprm-recipe-66259-step-0-0"/>In a medium bowl, whisk together the soy sauce, rice vinegar, and sesame oil. Add the sliced pork and marinate for 30-40 minutes, stirring several times.</text:p>
        </text:list-item>
        <text:list-item>
          <text:p text:style-name="P24"><text:bookmark text:name="wprm-recipe-66259-step-0-1"/>In a small bowl, whisk together the soy sauce, sesame oil, granulated sugar, Chinese cooking wine, minced garlic, ginger, and cornstarch. Set the sauce aside for a few minutes.</text:p>
        </text:list-item>
        <text:list-item>
          <text:p text:style-name="P24"><text:bookmark text:name="wprm-recipe-66259-step-0-2"/>Heat 1 tablespoon of vegetable oil in a large skillet over medium heat. Using tongs, remove the pork, gently shaking off the excess marinade. Add the pork in a single layer cooking each side until browned. Work in batches moving the cooked pieces to a bowl or plate.</text:p>
        </text:list-item>
        <text:list-item>
          <text:p text:style-name="P24"><text:bookmark text:name="wprm-recipe-66259-step-0-3"/>Heat the remaining vegetable oil in the same large skillet over medium-high heat. Add the onion, carrots, bell pepper, and cabbage, cooking until crisp-tender, approximately 6 minutes.  Remove the vegetables to a plate and cover to keep warm. Reduce the heat to medium.</text:p>
        </text:list-item>
        <text:list-item>
          <text:p text:style-name="P24"><text:bookmark text:name="wprm-recipe-66259-step-0-4"/>Whisk the sauce and add it to the skillet. Cook until thickened, whisking frequently.</text:p>
        </text:list-item>
        <text:list-item>
          <text:p text:style-name="P23"><text:bookmark text:name="wprm-recipe-66259-step-0-5"/>Add the cooked pork, veggies, and noodles to the skillet tossing to coat. Sprinkle with green onions.  For best results, serve promptly.</text:p>
        </text:list-item>
      </text:list>
      <text:h text:style-name="Heading_20_1" text:outline-level="1"/>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KETO STUFFED POBLANO PEPPERS</text:h>
      <text:h text:style-name="Heading_20_3" text:outline-level="3">Ingredients</text:h>
      <text:list text:style-name="L17">
        <text:list-item>
          <text:list>
            <text:list-item>
              <text:p text:style-name="P25">6 large poblano peppers </text:p>
            </text:list-item>
            <text:list-item>
              <text:p text:style-name="P25">1 lb ground beef or chorizo see notes </text:p>
            </text:list-item>
            <text:list-item>
              <text:p text:style-name="P25">1 small onion diced </text:p>
            </text:list-item>
            <text:list-item>
              <text:p text:style-name="P25">2 cloves garlic minced </text:p>
            </text:list-item>
            <text:list-item>
              <text:p text:style-name="P25">2 teaspoons chili powder </text:p>
            </text:list-item>
            <text:list-item>
              <text:p text:style-name="P25">1 teaspoon ground cumin </text:p>
            </text:list-item>
            <text:list-item>
              <text:p text:style-name="P25">1 cup cooked white rice see notes </text:p>
            </text:list-item>
            <text:list-item>
              <text:p text:style-name="P25">1 cup corn frozen thawed or canned (drained) </text:p>
            </text:list-item>
            <text:list-item>
              <text:p text:style-name="P25">1 cup black beans rinsed and drained </text:p>
            </text:list-item>
            <text:list-item>
              <text:p text:style-name="P25">1 14.5 ounces fire-roasted diced tomatoes </text:p>
            </text:list-item>
            <text:list-item>
              <text:p text:style-name="P25">Kosher salt </text:p>
            </text:list-item>
            <text:list-item>
              <text:p text:style-name="P25">Freshly ground black pepper </text:p>
            </text:list-item>
            <text:list-item>
              <text:p text:style-name="P26">1 ½ cups shredded Mexican blend cheese or Monterey Jack </text:p>
            </text:list-item>
          </text:list>
        </text:list-item>
      </text:list>
      <text:list text:style-name="L18">
        <text:list-item>
          <text:list>
            <text:list-item>
              <text:p text:style-name="P28"><text:a xlink:type="simple" xlink:href="https://keto123.org/keto-stuffed-poblano-peppers/#" text:style-name="Internet_20_link" text:visited-style-name="Visited_20_Internet_20_Link"><text:span text:style-name="T3"> </text:span><text:span text:style-name="T2">Cheese</text:span></text:a> </text:p>
            </text:list-item>
            <text:list-item>
              <text:p text:style-name="P27">¼ cup chopped cilantro</text:p>
            </text:list-item>
          </text:list>
        </text:list-item>
      </text:list>
      <text:h text:style-name="Heading_20_3" text:outline-level="3">Instructions</text:h>
      <text:list text:style-name="L19">
        <text:list-item>
          <text:p text:style-name="P30"><text:bookmark text:name="wprm-recipe-20390-step-0-0"/>Preheat the oven to 375 degrees. Cut 1/4-1/3 off the poblano peppers lengthwise and remove the veins and seeds (see pictures). Place the peppers on a baking sheet covered in parchment paper cut side up and bake for 12-15 minutes or until somewhat soft. Remove them from the oven and carefully turn them over to drain any excess moisture. They will be very hot.</text:p>
        </text:list-item>
        <text:list-item>
          <text:p text:style-name="P30"><text:bookmark text:name="wprm-recipe-20390-step-0-1"/>Meanwhile brown the ground beef (or chorizo) in a large skillet over medium heat. About halfway through the browning process add the onion and cook until the ground beef is browned and the onion is soft. Drain any excess grease from the pan. Turn the heat to low and add the garlic, chili powder, and ground cumin. Cook for 1 minute while stirring constantly.</text:p>
        </text:list-item>
        <text:list-item>
          <text:p text:style-name="P30"><text:bookmark text:name="wprm-recipe-20390-step-0-2"/>Stir in the cooked rice, corn, black beans, and fire roasted tomatoes. Simmer for a few minutes over low heat. If the mixture becomes too thick add a couple tablespoons of beef broth, chicken broth or water. Season with kosher salt and fresh ground black pepper.</text:p>
        </text:list-item>
        <text:list-item>
          <text:p text:style-name="P30"><text:bookmark text:name="wprm-recipe-20390-step-0-3"/>Remove the mixture from the heat and let it cool for a few minutes. Stir in 1 cup of cheese and 2-3 tablespoons chopped cilantro.</text:p>
        </text:list-item>
        <text:list-item>
          <text:p text:style-name="P29"><text:bookmark text:name="wprm-recipe-20390-step-0-4"/>Spoon the mixture into the poblano peppers and top with the remaining cheese. Return the stuffed peppers to the oven and bake for 10-15 minutes or until the cheese is melted and the peppers are heated through. Sprinkle with the remaining chopped cilantro.</text:p>
        </text:list-item>
      </text:list>
      <text:p text:style-name="Text_20_body"/>
      <text:p text:style-name="Text_20_body"/>
      <text:p text:style-name="Text_20_body"/>
      <text:h text:style-name="Heading_20_1" text:outline-level="1"><text:soft-page-break/>Zucchini, Feta, and Spinach Fritters with Garlic Tzatziki</text:h>
      <text:h text:style-name="Heading_20_2" text:outline-level="2"><text:span text:style-name="Strong_20_Emphasis">Ingredients</text:span></text:h>
      <text:p text:style-name="Text_20_body"><text:span text:style-name="Strong_20_Emphasis">For the Garlic Tzatziki:</text:span></text:p>
      <text:list text:style-name="L20">
        <text:list-item>
          <text:p text:style-name="P32">1 ½ cups Greek yogurt </text:p>
        </text:list-item>
        <text:list-item>
          <text:p text:style-name="P32">4 cloves garlic, minced </text:p>
        </text:list-item>
        <text:list-item>
          <text:p text:style-name="P31">1 small cucumber, peeled and chopped </text:p>
        </text:list-item>
      </text:list>
      <text:list text:style-name="L21">
        <text:list-item>
          <text:p text:style-name="P34">2 teaspoons olive oil </text:p>
        </text:list-item>
        <text:list-item>
          <text:p text:style-name="P34">Juice of ½ lemon </text:p>
        </text:list-item>
        <text:list-item>
          <text:p text:style-name="P34">2 tablespoons fresh dill, chopped </text:p>
        </text:list-item>
        <text:list-item>
          <text:p text:style-name="P33">Kosher salt, to taste </text:p>
        </text:list-item>
      </text:list>
      <text:p text:style-name="Text_20_body"><text:span text:style-name="Strong_20_Emphasis">For the Zucchini, Feta, and Spinach Fritters:</text:span></text:p>
      <text:list text:style-name="L22">
        <text:list-item>
          <text:p text:style-name="P36">2 medium zucchinis, grated </text:p>
        </text:list-item>
        <text:list-item>
          <text:p text:style-name="P36">3 handfuls baby spinach, chopped </text:p>
        </text:list-item>
        <text:list-item>
          <text:p text:style-name="P36">½ cup feta cheese, crumbled </text:p>
        </text:list-item>
        <text:list-item>
          <text:p text:style-name="P36">¼ cup finely chopped fresh herbs (such as dill, mint, and oregano) </text:p>
        </text:list-item>
        <text:list-item>
          <text:p text:style-name="P36">3 large eggs, lightly beate </text:p>
        </text:list-item>
        <text:list-item>
          <text:p text:style-name="P36">2 scallions, minced </text:p>
        </text:list-item>
        <text:list-item>
          <text:p text:style-name="P36">2 cloves garlic, minced </text:p>
        </text:list-item>
        <text:list-item>
          <text:p text:style-name="P36">⅓ cup all-purpose flour </text:p>
        </text:list-item>
        <text:list-item>
          <text:p text:style-name="P36">½ teaspoon baking powder </text:p>
        </text:list-item>
        <text:list-item>
          <text:p text:style-name="P36">Salt and black pepper, to taste </text:p>
        </text:list-item>
        <text:list-item>
          <text:p text:style-name="P35">Olive oil, for frying </text:p>
        </text:list-item>
      </text:list>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s"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9T15:02:40.520723677</meta:creation-date>
    <dc:date>2025-03-29T18:34:13.109567084</dc:date>
    <meta:editing-duration>PT3H31M33S</meta:editing-duration>
    <meta:editing-cycles>1</meta:editing-cycles>
    <meta:document-statistic meta:table-count="0" meta:image-count="0" meta:object-count="2" meta:page-count="8" meta:paragraph-count="183" meta:word-count="2233" meta:character-count="12290" meta:non-whitespace-character-count="10242"/>
    <meta:generator>LibreOffice/7.4.7.2$Linux_X86_64 LibreOffice_project/40$Build-2</meta:generator>
  </office:meta>
</office:document-meta>
</file>